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4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4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(confirmed)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string" calcext:value-type="string">
            <text:p>2,34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7.1" calcext:value-type="float">
            <text:p>3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3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3"/>
          <table:table-cell office:value-type="string" calcext:value-type="string">
            <text:p>307,86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2,959.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string" calcext:value-type="string">
            <text:p>1,194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15.3" calcext:value-type="float">
            <text:p>515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string" calcext:value-type="string">
            <text:p>69,740</text:p>
          </table:table-cell>
          <table:table-cell/>
          <table:table-cell office:value-type="string" calcext:value-type="string">
            <text:p>1,328</text:p>
          </table:table-cell>
          <table:table-cell table:number-columns-repeated="2"/>
          <table:table-cell office:value-type="string" calcext:value-type="string">
            <text:p>15,250.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string" calcext:value-type="string">
            <text:p>64,69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string" calcext:value-type="string">
            <text:p>52,560</text:p>
          </table:table-cell>
          <table:table-cell/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13,384.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string" calcext:value-type="string">
            <text:p>1,03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3.8" calcext:value-type="float">
            <text:p>3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10,584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string" calcext:value-type="string">
            <text:p>3,760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2,757.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501,644</text:p>
          </table:table-cell>
          <table:table-cell/>
          <table:table-cell office:value-type="string" calcext:value-type="string">
            <text:p>4,1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1,373.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36,8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ezuela /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91,481</text:p>
          </table:table-cell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5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6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2,6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7.5" calcext:value-type="float">
            <text:p>23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string" calcext:value-type="string">
            <text:p>3,559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5,06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49.7" calcext:value-type="float">
            <text:p>149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84.5" calcext:value-type="float">
            <text:p>38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07.5" calcext:value-type="float">
            <text:p>30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iname`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4,133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508,122</text:p>
          </table:table-cell>
          <table:table-cell office:value-type="string" calcext:value-type="string">
            <text:p>4,736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56.9" calcext:value-type="float">
            <text:p>56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0,802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1:57</meta:creation-date>
    <dc:date>2018-09-01T09:01:57</dc:date>
    <meta:generator>LibreOffice/5.1.6.2$Linux_X86_64 LibreOffice_project/10m0$Build-2</meta:generator>
    <meta:document-statistic meta:table-count="2" meta:cell-count="39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